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3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background-color="transparent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fo:font-weight="normal" style:font-weight-asian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7" style:family="text">
      <style:text-properties fo:color="#000000" fo:language="en" fo:country="US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fo:background-color="transparent"/>
    </style:style>
    <style:style style:name="T34" style:family="text">
      <style:text-properties fo:font-weight="normal" style:font-weight-asian="norma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language="en" fo:country="US"/>
    </style:style>
    <style:style style:name="T3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>ПРОТОКОЛ <text:span text:style-name="T12">ПОВЕРКИ</text:span></text:p>
      <text:p text:style-name="P5"/>
      <text:p text:style-name="P6">Измерителя-сигнализатора СРК-АТ2327</text:p>
      <text:p text:style-name="P6">Зав. № <text:span text:style-name="T9">$serial</text:span></text:p>
      <text:p text:style-name="P22"><text:span text:style-name="T26">Измери</text:span><text:span text:style-name="T22">принадлежащего </text:span><text:span text:style-name="T25">.</text:span><text:span text:style-name="T24"> <text:s text:c="105"/></text:span><text:span text:style-name="T25">.</text:span></text:p>
      <text:p text:style-name="P25"/>
      <text:p text:style-name="P35">Поверка проводилась на базе УП «АТОМТЕХ», в нормальных климатических условиях при температуре <text:span text:style-name="T20">Т</text:span> = <text:span text:style-name="T23"><text:s/></text:span><text:span text:style-name="T21">$temp </text:span><text:s/>°<text:span text:style-name="T20">С</text:span>, атмосферном давлении <text:span text:style-name="T20">Р</text:span> = <text:span text:style-name="T23"><text:s text:c="5"/></text:span><text:s/>мм.рт.ст, относительной влажности воздуха <text:span text:style-name="T20">р</text:span> = <text:span text:style-name="T23"><text:s/></text:span><text:span text:style-name="T21">$vlag </text:span><text:s/>%, внешнем фоне γ-излучения <text:span text:style-name="T11">H</text:span>*(10) = <text:span text:style-name="T23"><text:s/></text:span><text:span text:style-name="T21">$bground </text:span><text:s/>мкЗв/ч, <text:s/>согласно методике, изложенной в <text:span text:style-name="T35">МП. МН-</text:span><text:span text:style-name="T36">854</text:span><text:span text:style-name="T35">-200</text:span><text:span text:style-name="T36">0</text:span></text:p>
      <text:p text:style-name="P23"><text:span text:style-name="T12">1. С</text:span>редства <text:span text:style-name="T12">поверки</text:span></text:p>
      <text:p text:style-name="P14">а)<text:tab/>Эталонные средства измерений:</text:p>
      <text:p text:style-name="P36">- <text:span text:style-name="T9">$facility_110</text:span>;</text:p>
      <text:p text:style-name="P36">- <text:span text:style-name="T9">$facility_1</text:span><text:span text:style-name="T12">3</text:span><text:span text:style-name="T9">0</text:span>;</text:p>
      <text:p text:style-name="P36">- <text:span text:style-name="T9">$</text:span>facility_src_cs_rus<text:span text:style-name="T27">;</text:span>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37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8">- документация<text:tab/></text:p>
      <text:p text:style-name="P38">- отсутствие механических повреждений<text:tab/></text:p>
      <text:p text:style-name="P39"><text:span text:style-name="T12">- </text:span><text:span text:style-name="T12">наличие четких маркировочных надписей на БД и контрольном источнике</text:span><text:span text:style-name="T12"><text:tab/></text:span></text:p>
      <text:p text:style-name="P38">- контроль работоспособности<text:tab/></text:p>
      <text:p text:style-name="P14"><text:span text:style-name="T12">б</text:span>)<text:tab/>Проверка допускаемой основной относительной погрешности измерения мощности дозы измерителя с БДКГ–02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3">Блок детектирования <text:span text:style-name="T12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1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1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0">H</text:span><text:span text:style-name="T14">1</text:span></text:p>
          </table:table-cell>
          <table:table-cell table:style-name="t1.D3" office:value-type="string">
            <text:p text:style-name="P26"><text:span text:style-name="T11">H</text:span><text:span text:style-name="T14">2</text:span></text:p>
          </table:table-cell>
          <table:table-cell table:style-name="t1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9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12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3">Блок детектирования <text:span text:style-name="T12">гамма-излучения БДКГ-0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2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2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0">H</text:span><text:span text:style-name="T14">1</text:span></text:p>
          </table:table-cell>
          <table:table-cell table:style-name="t2.D3" office:value-type="string">
            <text:p text:style-name="P26"><text:span text:style-name="T11">H</text:span><text:span text:style-name="T14">2</text:span></text:p>
          </table:table-cell>
          <table:table-cell table:style-name="t2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9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12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3">Блок детектирования <text:span text:style-name="T12">гамма-излучения БДКГ-0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3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3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0">H</text:span><text:span text:style-name="T14">1</text:span></text:p>
          </table:table-cell>
          <table:table-cell table:style-name="t3.D3" office:value-type="string">
            <text:p text:style-name="P26"><text:span text:style-name="T11">H</text:span><text:span text:style-name="T14">2</text:span></text:p>
          </table:table-cell>
          <table:table-cell table:style-name="t3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9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12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3">Блок детектирования <text:span text:style-name="T12">гамма-излучения БДКГ-0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4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4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0">H</text:span><text:span text:style-name="T14">1</text:span></text:p>
          </table:table-cell>
          <table:table-cell table:style-name="t4.D3" office:value-type="string">
            <text:p text:style-name="P26"><text:span text:style-name="T11">H</text:span><text:span text:style-name="T14">2</text:span></text:p>
          </table:table-cell>
          <table:table-cell table:style-name="t4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9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12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3">Блок детектирования <text:span text:style-name="T12">гамма-излучения БДКГ-0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5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5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0">H</text:span><text:span text:style-name="T14">1</text:span></text:p>
          </table:table-cell>
          <table:table-cell table:style-name="t5.D3" office:value-type="string">
            <text:p text:style-name="P26"><text:span text:style-name="T11">H</text:span><text:span text:style-name="T14">2</text:span></text:p>
          </table:table-cell>
          <table:table-cell table:style-name="t5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9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12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3">Блок детектирования <text:span text:style-name="T12">гамма-излучения БДКГ-0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6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6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0">H</text:span><text:span text:style-name="T14">1</text:span></text:p>
          </table:table-cell>
          <table:table-cell table:style-name="t6.D3" office:value-type="string">
            <text:p text:style-name="P26"><text:span text:style-name="T11">H</text:span><text:span text:style-name="T14">2</text:span></text:p>
          </table:table-cell>
          <table:table-cell table:style-name="t6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9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12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3">Блок детектирования <text:span text:style-name="T12">гамма-излучения БДКГ-0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7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7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0">H</text:span><text:span text:style-name="T14">1</text:span></text:p>
          </table:table-cell>
          <table:table-cell table:style-name="t7.D3" office:value-type="string">
            <text:p text:style-name="P26"><text:span text:style-name="T11">H</text:span><text:span text:style-name="T14">2</text:span></text:p>
          </table:table-cell>
          <table:table-cell table:style-name="t7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9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12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3">Блок детектирования <text:span text:style-name="T12">гамма-излучения БДКГ-0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8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8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0">H</text:span><text:span text:style-name="T14">1</text:span></text:p>
          </table:table-cell>
          <table:table-cell table:style-name="t8.D3" office:value-type="string">
            <text:p text:style-name="P26"><text:span text:style-name="T11">H</text:span><text:span text:style-name="T14">2</text:span></text:p>
          </table:table-cell>
          <table:table-cell table:style-name="t8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9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12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3">Блок детектирования <text:span text:style-name="T12">гамма-излучения БДКГ-0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9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9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20">H</text:span><text:span text:style-name="T14">1</text:span></text:p>
          </table:table-cell>
          <table:table-cell table:style-name="t9.D3" office:value-type="string">
            <text:p text:style-name="P26"><text:span text:style-name="T11">H</text:span><text:span text:style-name="T14">2</text:span></text:p>
          </table:table-cell>
          <table:table-cell table:style-name="t9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9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12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3">Блок детектирования <text:span text:style-name="T12">гамма-излучения БДКГ-0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12">контроль-ной</text:span> точке <text:span text:style-name="T29">Ḣ</text:span><text:span text:style-name="T15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13">Относи-тельная</text:span><text:span text:style-name="T33"> </text:span><text:span text:style-name="T13">погреш-ность</text:span><text:span text:style-name="T33"> </text:span><text:span text:style-name="T32">измерения</text:span> </text:p>
            <text:p text:style-name="P19"><text:span text:style-name="T30">θ</text:span><text:span text:style-name="T16">пр</text:span><text:span text:style-name="T17">i</text:span><text:span text:style-name="T12">,</text:span> %</text:p>
          </table:table-cell>
          <table:table-cell table:style-name="t10.B2" table:number-rows-spanned="3" office:value-type="string">
            <text:p text:style-name="P18"><text:span text:style-name="T12">Довери-тель</text:span>ная граница погреш-ности измерения <text:span text:style-name="T31">Δ</text:span><text:span text:style-name="T18">i</text:span><text:span text:style-name="T9">,</text:span> %</text:p>
          </table:table-cell>
          <table:table-cell table:style-name="t10.K2" table:number-rows-spanned="3" office:value-type="string">
            <text:p text:style-name="P21"><text:span text:style-name="T28">Предел основной </text:span><text:span text:style-name="T12">относи-тельной</text:span> <text:span text:style-name="T9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11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20">H</text:span><text:span text:style-name="T14">1</text:span></text:p>
          </table:table-cell>
          <table:table-cell table:style-name="t10.D3" office:value-type="string">
            <text:p text:style-name="P26"><text:span text:style-name="T11">H</text:span><text:span text:style-name="T14">2</text:span></text:p>
          </table:table-cell>
          <table:table-cell table:style-name="t10.D3" office:value-type="string">
            <text:p text:style-name="P26"><text:span text:style-name="T11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9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12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P30"/>
      <text:p text:style-name="P16"><text:span text:style-name="T2">в</text:span><text:span text:style-name="T4">)<text:tab/>Определение градуировочного значения от эталонного источника</text:span></text:p>
      <text:p text:style-name="P3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9">Заводской номер БД</text:p>
          </table:table-cell>
          <table:table-cell table:style-name="Таблица1.B1" office:value-type="string">
            <text:p text:style-name="P31"><text:span text:style-name="T34">Градуировочное значение Н</text:span><text:span text:style-name="T19">г</text:span><text:span text:style-name="T34">, </text:span></text:p>
            <text:p text:style-name="P32">нЗв/ч</text:p>
          </table:table-cell>
          <table:table-cell table:style-name="Таблица1.C1" office:value-type="string">
            <text:p text:style-name="P28"><text:span text:style-name="T34">Активность эталонного источника А</text:span><text:span text:style-name="T19">0</text:span><text:span text:style-name="T34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text:span text:style-name="T7">$</text:span>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text:span text:style-name="T7">$</text:span>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text:span text:style-name="T7">$</text:span>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text:span text:style-name="T7">$</text:span>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5<text:span text:style-name="T7">$</text:span>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text:span text:style-name="T7">$</text:span>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text:span text:style-name="T7">$</text:span>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text:span text:style-name="T7">$</text:span>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text:span text:style-name="T7">$</text:span>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text:span text:style-name="T7">$</text:span>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2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2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1:59:15.06</dc:date>
    <meta:editing-duration>P3DT1H44S</meta:editing-duration>
    <meta:editing-cycles>300</meta:editing-cycles>
    <meta:generator>OpenOffice/4.1.6$Win32 OpenOffice.org_project/416m1$Build-9790</meta:generator>
    <meta:document-statistic meta:table-count="23" meta:image-count="0" meta:object-count="0" meta:page-count="6" meta:paragraph-count="1043" meta:word-count="1615" meta:character-count="10816"/>
  </office:meta>
</office:document-meta>
</file>